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2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3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2cm" fo:min-width="3.3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 fo:min-height="1.273cm" fo:min-width="3.364cm"/>
    </style:style>
    <style:style style:name="gr7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8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3cm" fo:min-width="3.364cm"/>
    </style:style>
    <style:style style:name="gr9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10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2cm" fo:min-width="3.363cm"/>
    </style:style>
    <style:style style:name="gr11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2cm" fo:min-width="3.364cm"/>
    </style:style>
    <style:style style:name="gr12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13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1cm" fo:min-width="3.363cm"/>
    </style:style>
    <style:style style:name="gr14" style:family="graphic" style:parent-style-name="standard" style:list-style-name="L1">
      <style:graphic-properties draw:fill="gradient" draw:fill-gradient-name="Gradient_20_8" draw:textarea-horizontal-align="justify" draw:textarea-vertical-align="middle" draw:auto-grow-height="false" fo:min-height="1.272cm" fo:min-width="3.364cm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gr16" style:family="graphic" style:parent-style-name="standard">
      <style:graphic-properties draw:stroke="none" svg:stroke-color="#000000" draw:fill="none" draw:fill-color="#ffffff" fo:min-height="2.371cm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0.117cm" fo:min-width="4.963cm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 fo:min-height="0.117cm" fo:min-width="4.9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Gradient_20_5"/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P3" style:family="paragraph">
      <loext:graphic-properties draw:fill="gradient" draw:fill-gradient-name="Gradient_20_8"/>
      <style:paragraph-properties fo:margin-left="0cm" fo:margin-right="0cm" fo:text-align="center" fo:text-indent="0cm"/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Gradient_20_8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0pt" fo:font-weight="normal" style:letter-kerning="true" style:font-name-asian="Droid Sans Fallback" style:font-size-asian="10pt" style:font-weight-asian="normal" style:font-name-complex="FreeSans" style:font-size-complex="10pt" style:font-weight-complex="normal"/>
    </style:style>
    <style:style style:name="T1" style:family="text">
      <style:text-properties style:font-name="Liberation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T2" style:family="text"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0pt" fo:font-weight="normal" style:letter-kerning="true" style:font-name-asian="Droid Sans Fallback" style:font-size-asian="10pt" style:font-weight-asian="normal" style:font-name-complex="Free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4cm" svg:height="1.82cm" svg:x="14.918cm" svg:y="13.432cm">
          <draw:glue-point draw:id="4" svg:x="2.404cm" svg:y="5.005cm"/>
          <draw:glue-point draw:id="5" svg:x="-2.476cm" svg:y="5.005cm"/>
          <draw:glue-point draw:id="6" svg:x="2.364cm" svg:y="-5.005cm"/>
          <draw:glue-point draw:id="7" svg:x="-2.516cm" svg:y="-5.005cm"/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63cm" svg:height="1.821cm" svg:x="28.573cm" svg:y="13.438cm">
          <text:p text:style-name="P1"><text:span text:style-name="T1">Pers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463cm" svg:height="2.152cm" svg:x="21.819cm" svg:y="13.269cm">
          <text:p text:style-name="P1"><text:span text:style-name="T2">created 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0.382cm" svg:y1="14.342cm" svg:x2="21.819cm" svg:y2="14.345cm" draw:start-shape="id1" draw:start-glue-point="1" draw:end-shape="id2" draw:end-glue-point="6" svg:d="M20382 14342h718v3h719" svg:viewBox="0 0 1438 4">
          <text:p/>
        </draw:connector>
        <draw:connector draw:style-name="gr4" draw:text-style-name="P4" draw:layer="layout" svg:x1="27.282cm" svg:y1="14.345cm" svg:x2="28.573cm" svg:y2="14.348cm" draw:start-shape="id2" draw:start-glue-point="10" draw:end-shape="id3" draw:end-glue-point="3" svg:d="M27282 14345h645v3h646" svg:viewBox="0 0 1292 4">
          <text:p/>
        </draw:connector>
        <draw:custom-shape draw:style-name="gr5" draw:text-style-name="P5" xml:id="id5" draw:id="id5" draw:layer="layout" svg:width="5.464cm" svg:height="1.822cm" svg:x="8.015cm" svg:y="6.153cm"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5.464cm" svg:height="2.153cm" svg:x="8.015cm" svg:y="9.27cm">
          <text:p text:style-name="P6"><text:span text:style-name="T3">has sc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6.276cm" svg:y1="13.432cm" svg:x2="13.479cm" svg:y2="10.347cm" draw:start-shape="id1" draw:start-glue-point="7" draw:end-shape="id4" draw:end-glue-point="10" svg:d="M16276 13432v-3085h-2797" svg:viewBox="0 0 2798 3086">
          <text:p/>
        </draw:connector>
        <draw:connector draw:style-name="gr4" draw:text-style-name="P4" draw:layer="layout" svg:x1="10.747cm" svg:y1="9.27cm" svg:x2="10.747cm" svg:y2="7.975cm" draw:start-shape="id4" draw:start-glue-point="4" draw:end-shape="id5" draw:end-glue-point="2" svg:d="M10747 9270v-1295" svg:viewBox="0 0 1 1296">
          <text:p/>
        </draw:connector>
        <draw:custom-shape draw:style-name="gr7" draw:text-style-name="P2" xml:id="id6" draw:id="id6" draw:layer="layout" svg:width="5.462cm" svg:height="1.82cm" svg:x="28.572cm" svg:y="21.285cm">
          <text:p text:style-name="P1"><text:span text:style-name="T1">Institut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5.462cm" svg:height="2.153cm" svg:x="28.573cm" svg:y="17.27cm">
          <text:p text:style-name="P1"><text:span text:style-name="T2">has 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1.303cm" svg:y1="21.285cm" svg:x2="31.304cm" svg:y2="19.423cm" draw:start-shape="id6" draw:start-glue-point="0" draw:end-shape="id7" draw:end-glue-point="8" svg:d="M31303 21285v-931h1v-931" svg:viewBox="0 0 2 1863">
          <text:p/>
        </draw:connector>
        <draw:connector draw:style-name="gr4" draw:text-style-name="P4" draw:layer="layout" svg:x1="31.304cm" svg:y1="17.27cm" svg:x2="31.304cm" svg:y2="15.625cm" draw:start-shape="id7" draw:start-glue-point="4" draw:end-shape="id8" draw:end-glue-point="2" svg:d="M31304 17270v-1645" svg:viewBox="0 0 1 1646">
          <text:p/>
        </draw:connector>
        <draw:custom-shape draw:style-name="gr9" draw:text-style-name="P2" xml:id="id10" draw:id="id10" draw:layer="layout" svg:width="5.464cm" svg:height="1.82cm" svg:x="35.111cm" svg:y="9.427cm">
          <text:p text:style-name="P1"><text:span text:style-name="T1">Pl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5.463cm" svg:height="2.152cm" svg:x="21.879cm" svg:y="9.261cm">
          <text:p text:style-name="P1"><text:span text:style-name="T2">issued at,</text:span></text:p>
          <text:p text:style-name="P1"><text:span text:style-name="T4">has current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8.941cm" svg:y1="13.432cm" svg:x2="21.879cm" svg:y2="10.337cm" draw:start-shape="id1" draw:start-glue-point="6" draw:end-shape="id9" draw:end-glue-point="6" svg:d="M18941 13432v-3095h2938" svg:viewBox="0 0 2939 3096">
          <text:p/>
        </draw:connector>
        <draw:connector draw:style-name="gr4" draw:text-style-name="P4" draw:layer="layout" svg:x1="27.342cm" svg:y1="10.337cm" svg:x2="35.111cm" svg:y2="10.337cm" draw:start-shape="id9" draw:start-glue-point="10" draw:end-shape="id10" draw:end-glue-point="3" svg:d="M27342 10337h7769" svg:viewBox="0 0 7770 1">
          <text:p/>
        </draw:connector>
        <draw:custom-shape draw:style-name="gr11" draw:text-style-name="P3" xml:id="id11" draw:id="id11" draw:layer="layout" svg:width="5.464cm" svg:height="2.152cm" svg:x="35.111cm" svg:y="13.271cm">
          <text:p text:style-name="P1"><text:span text:style-name="T2">located 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4.034cm" svg:y1="22.195cm" svg:x2="37.843cm" svg:y2="15.423cm" draw:start-shape="id6" draw:start-glue-point="1" draw:end-shape="id11" draw:end-glue-point="8" svg:d="M34034 22195h3809v-6772" svg:viewBox="0 0 3810 6773">
          <text:p/>
        </draw:connector>
        <draw:connector draw:style-name="gr4" draw:text-style-name="P4" draw:layer="layout" svg:x1="34.036cm" svg:y1="14.348cm" svg:x2="35.111cm" svg:y2="14.347cm" draw:start-shape="id3" draw:start-glue-point="1" draw:end-shape="id11" draw:end-glue-point="6" svg:d="M34036 14348h537v-1h538" svg:viewBox="0 0 1076 2">
          <text:p/>
        </draw:connector>
        <draw:connector draw:style-name="gr4" draw:text-style-name="P4" draw:layer="layout" svg:x1="37.843cm" svg:y1="13.271cm" svg:x2="37.844cm" svg:y2="11.616cm" draw:start-shape="id11" draw:start-glue-point="4" draw:end-shape="id12" svg:d="M37843 13271v-828h1v-827" svg:viewBox="0 0 2 1656">
          <text:p/>
        </draw:connector>
        <draw:custom-shape draw:style-name="gr12" draw:text-style-name="P2" xml:id="id14" draw:id="id14" draw:layer="layout" svg:width="5.464cm" svg:height="1.82cm" svg:x="1.334cm" svg:y="13.433cm">
          <text:p text:style-name="P1"><text:span text:style-name="T1">Refere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3" draw:id="id13" draw:layer="layout" svg:width="5.463cm" svg:height="2.151cm" svg:x="8.029cm" svg:y="13.266cm">
          <text:p text:style-name="P1"><text:span text:style-name="T2">part 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4.918cm" svg:y1="14.342cm" svg:x2="13.492cm" svg:y2="14.342cm" draw:start-shape="id1" draw:start-glue-point="3" draw:end-shape="id13" draw:end-glue-point="10" svg:d="M14918 14342h-1426" svg:viewBox="0 0 1427 1">
          <text:p/>
        </draw:connector>
        <draw:connector draw:style-name="gr4" draw:text-style-name="P4" draw:layer="layout" svg:x1="8.029cm" svg:y1="14.342cm" svg:x2="6.798cm" svg:y2="14.343cm" draw:start-shape="id13" draw:start-glue-point="6" draw:end-shape="id14" draw:end-glue-point="1" svg:d="M8029 14342h-616v1h-615" svg:viewBox="0 0 1232 2">
          <text:p/>
        </draw:connector>
        <draw:custom-shape draw:style-name="gr14" draw:text-style-name="P3" xml:id="id15" draw:id="id15" draw:layer="layout" svg:width="5.464cm" svg:height="2.152cm" svg:x="16.229cm" svg:y="21.118cm">
          <text:p text:style-name="P1"><text:span text:style-name="T2">published 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8.963cm" svg:y1="15.252cm" svg:x2="18.961cm" svg:y2="21.118cm" draw:start-shape="id1" draw:start-glue-point="4" draw:end-shape="id15" draw:end-glue-point="4" svg:d="M18963 15252v2933h-2v2933" svg:viewBox="0 0 3 5867">
          <text:p/>
        </draw:connector>
        <draw:connector draw:style-name="gr4" draw:text-style-name="P4" draw:layer="layout" svg:x1="21.693cm" svg:y1="22.194cm" svg:x2="28.572cm" svg:y2="22.195cm" draw:start-shape="id15" draw:start-glue-point="10" draw:end-shape="id6" draw:end-glue-point="3" svg:d="M21693 22194h3440v1h3439" svg:viewBox="0 0 6880 2">
          <text:p/>
        </draw:connector>
        <draw:frame draw:style-name="gr15" draw:text-style-name="P8" draw:layer="layout" svg:width="17.78cm" svg:height="1.397cm" svg:x="1.508cm" svg:y="1.635cm">
          <draw:text-box>
            <text:p><text:span text:style-name="T5">Model for Diauma - Österreichische Dialektkartographie 1924-1956</text:span></text:p>
            <text:p><text:span text:style-name="T6"/></text:p>
          </draw:text-box>
        </draw:frame>
        <draw:connector draw:style-name="gr4" draw:text-style-name="P4" draw:layer="layout" svg:x1="4.066cm" svg:y1="13.433cm" svg:x2="8.015cm" svg:y2="10.347cm" draw:start-shape="id14" draw:start-glue-point="0" draw:end-shape="id4" draw:end-glue-point="6" svg:d="M4066 13433v-3086h3949" svg:viewBox="0 0 3950 3087">
          <text:p/>
        </draw:connector>
        <draw:frame draw:style-name="gr16" draw:text-style-name="P9" draw:layer="layout" svg:width="7.874cm" svg:height="2.621cm" svg:x="1.254cm" svg:y="26.4cm">
          <draw:text-box>
            <text:p><text:span text:style-name="T6">Software version 0.19.0</text:span></text:p>
            <text:p><text:span text:style-name="T6">Last update: 2019-07-18</text:span></text:p>
            <text:p><text:span text:style-name="T6"/></text:p>
            <text:p><text:span text:style-name="T6">CC-BY 4.0, Alexander Watzinger</text:span></text:p>
            <text:p><text:span text:style-name="T6"/></text:p>
          </draw:text-box>
        </draw:frame>
        <draw:custom-shape draw:style-name="gr17" draw:text-style-name="P10" xml:id="id8" draw:id="id8" draw:layer="layout" svg:width="5.463cm" svg:height="0.367cm" svg:x="28.573cm" svg:y="15.258cm">
          <text:p text:style-name="P1"><text:span text:style-name="T7">GND-I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2" draw:id="id12" draw:layer="layout" svg:width="5.463cm" svg:height="0.367cm" svg:x="35.113cm" svg:y="11.249cm">
          <text:p text:style-name="P1"><text:span text:style-name="T7">GeoNames-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5" draw:display-name="Gradient 5" draw:style="linear" draw:start-color="#66ffff" draw:end-color="#0084d1" draw:start-intensity="100%" draw:end-intensity="100%" draw:angle="300" draw:border="0%"/>
    <draw:gradient draw:name="Gradient_20_8" draw:display-name="Gradient 8" draw:style="linear" draw:start-color="#eeeeee" draw:end-color="#cccccc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FreeSans1" style:font-family-asian="FreeSans" style:font-family-generic-asian="swiss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1:54:25.526721380</meta:creation-date>
    <dc:date>2019-07-30T13:58:11.546768790</dc:date>
    <meta:editing-duration>PT8H51M14S</meta:editing-duration>
    <meta:editing-cycles>24</meta:editing-cycles>
    <meta:generator>LibreOffice/5.2.7.2$Linux_X86_64 LibreOffice_project/20m0$Build-2</meta:generator>
    <meta:document-statistic meta:object-count="33"/>
  </office:meta>
</office:document-meta>
</file>